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8pt" officeooo:rsid="000c6773" officeooo:paragraph-rsid="000c6773" style:font-size-asian="18pt" style:font-size-complex="18pt"/>
    </style:style>
    <style:style style:name="P2" style:family="paragraph" style:parent-style-name="Standard">
      <style:text-properties style:font-name="Arial1" fo:font-size="16pt" officeooo:rsid="000c6773" officeooo:paragraph-rsid="000c6773" style:font-size-asian="14pt" style:font-size-complex="16pt"/>
    </style:style>
    <style:style style:name="P3" style:family="paragraph" style:parent-style-name="Standard">
      <style:text-properties style:font-name="Arial1" fo:font-size="16pt" officeooo:rsid="000c6773" officeooo:paragraph-rsid="000ed933" style:font-size-asian="14pt" style:font-size-complex="16pt"/>
    </style:style>
    <style:style style:name="P4" style:family="paragraph" style:parent-style-name="Standard">
      <style:text-properties style:font-name="Arial1" fo:font-size="16pt" fo:font-style="normal" fo:font-weight="normal" officeooo:rsid="0010b8a8" officeooo:paragraph-rsid="0010b8a8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style:font-name="Arial1" fo:font-size="16pt" fo:font-style="normal" fo:font-weight="normal" officeooo:rsid="000c6773" officeooo:paragraph-rsid="0010b8a8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text-properties style:font-name="Arial1" fo:font-size="16pt" fo:font-style="normal" fo:font-weight="normal" officeooo:rsid="000c6773" officeooo:paragraph-rsid="00144682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style:font-name="Arial1" fo:font-size="16pt" fo:font-style="normal" fo:font-weight="normal" officeooo:rsid="000c6773" officeooo:paragraph-rsid="00154029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style:font-name="Arial1" fo:font-size="16pt" fo:font-style="normal" fo:font-weight="normal" officeooo:rsid="000c6773" officeooo:paragraph-rsid="0017dceb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Arial1" fo:font-size="16pt" fo:font-style="normal" fo:font-weight="normal" officeooo:rsid="00144682" officeooo:paragraph-rsid="00144682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style:font-name="Arial1" fo:font-size="16pt" fo:font-style="normal" fo:font-weight="normal" officeooo:rsid="00154029" officeooo:paragraph-rsid="00154029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font-name="Arial1" fo:font-size="16pt" fo:font-style="normal" fo:font-weight="normal" officeooo:rsid="0017dceb" officeooo:paragraph-rsid="0017dceb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style:font-name="Arial1" fo:font-size="10pt" officeooo:rsid="0010b8a8" officeooo:paragraph-rsid="0010b8a8" style:font-size-asian="8.75pt" style:font-size-complex="10pt"/>
    </style:style>
    <style:style style:name="P13" style:family="paragraph" style:parent-style-name="Standard">
      <style:text-properties style:font-name="Arial1" fo:font-size="10pt" fo:font-style="normal" fo:font-weight="normal" officeooo:rsid="000c6773" officeooo:paragraph-rsid="0017dceb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Arial1" fo:font-size="10pt" fo:font-style="normal" fo:font-weight="normal" officeooo:rsid="0012c242" officeooo:paragraph-rsid="0012c242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Arial1" fo:font-size="10pt" fo:font-style="normal" fo:font-weight="normal" officeooo:rsid="00136600" officeooo:paragraph-rsid="00139de0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Arial1" fo:font-size="10pt" fo:font-style="normal" fo:font-weight="normal" officeooo:rsid="00144682" officeooo:paragraph-rsid="00144682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Arial1" fo:font-size="10pt" fo:font-style="normal" fo:font-weight="normal" officeooo:rsid="00154029" officeooo:paragraph-rsid="00154029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Arial1" fo:font-size="10pt" fo:font-style="normal" fo:font-weight="normal" officeooo:rsid="00172c5d" officeooo:paragraph-rsid="00172c5d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Arial1" fo:font-size="10pt" officeooo:rsid="000e02b0" officeooo:paragraph-rsid="000e02b0" style:font-size-asian="10pt" style:font-size-complex="10pt"/>
    </style:style>
    <style:style style:name="P20" style:family="paragraph" style:parent-style-name="Standard">
      <style:text-properties style:font-name="Arial1" fo:font-size="10pt" officeooo:rsid="000ed933" officeooo:paragraph-rsid="000e02b0" style:font-size-asian="8.75pt" style:font-size-complex="10pt"/>
    </style:style>
    <style:style style:name="P21" style:family="paragraph" style:parent-style-name="Standard">
      <style:text-properties style:font-name="Arial1" fo:font-size="10pt" officeooo:rsid="000ed933" officeooo:paragraph-rsid="000ed933" style:font-size-asian="8.75pt" style:font-size-complex="10pt"/>
    </style:style>
    <style:style style:name="P22" style:family="paragraph" style:parent-style-name="Standard">
      <style:text-properties style:font-name="Arial1" fo:font-size="10pt" officeooo:rsid="00181118" officeooo:paragraph-rsid="00181118" style:font-size-asian="8.75pt" style:font-size-complex="10pt"/>
    </style:style>
    <style:style style:name="P23" style:family="paragraph" style:parent-style-name="Standard">
      <style:text-properties style:font-name="Arial1" fo:font-size="10pt" fo:font-style="normal" fo:font-weight="normal" officeooo:rsid="00181118" officeooo:paragraph-rsid="00181118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Arial1" fo:font-size="16pt" officeooo:rsid="000e02b0" officeooo:paragraph-rsid="000e02b0" style:font-size-asian="16pt" style:font-size-complex="16pt"/>
    </style:style>
    <style:style style:name="P25" style:family="paragraph" style:parent-style-name="Standard">
      <style:text-properties style:font-name="Arial1" fo:font-size="16pt" officeooo:rsid="000ed933" officeooo:paragraph-rsid="000ed933" style:font-size-asian="16pt" style:font-size-complex="16pt"/>
    </style:style>
    <style:style style:name="P26" style:family="paragraph" style:parent-style-name="Standard">
      <style:text-properties officeooo:paragraph-rsid="000e02b0"/>
    </style:style>
    <style:style style:name="P27" style:family="paragraph" style:parent-style-name="Standard">
      <style:text-properties officeooo:paragraph-rsid="001cfd96"/>
    </style:style>
    <style:style style:name="T1" style:family="text">
      <style:text-properties officeooo:rsid="000e02b0"/>
    </style:style>
    <style:style style:name="T2" style:family="text">
      <style:text-properties style:font-name="Arial1" fo:font-size="10pt" officeooo:rsid="000e02b0" style:font-size-asian="10pt" style:font-size-complex="10pt"/>
    </style:style>
    <style:style style:name="T3" style:family="text">
      <style:text-properties style:font-name="Arial1" fo:font-size="10pt" officeooo:rsid="001366b5" style:font-size-asian="10pt" style:font-size-complex="10pt"/>
    </style:style>
    <style:style style:name="T4" style:family="text">
      <style:text-properties style:font-name="Arial1" fo:font-size="10pt" officeooo:rsid="001dd20c" style:font-size-asian="10pt" style:font-size-complex="10pt"/>
    </style:style>
    <style:style style:name="T5" style:family="text">
      <style:text-properties style:font-name="Arial1" fo:font-size="10pt" officeooo:rsid="000ed933" style:font-size-asian="8.75pt" style:font-size-complex="10pt"/>
    </style:style>
    <style:style style:name="T6" style:family="text">
      <style:text-properties officeooo:rsid="000ed933"/>
    </style:style>
    <style:style style:name="T7" style:family="text">
      <style:text-properties officeooo:rsid="001366b5"/>
    </style:style>
    <style:style style:name="T8" style:family="text">
      <style:text-properties officeooo:rsid="00139de0"/>
    </style:style>
    <style:style style:name="T9" style:family="text">
      <style:text-properties officeooo:rsid="0017dceb"/>
    </style:style>
    <style:style style:name="T10" style:family="text">
      <style:text-properties officeooo:rsid="00181118"/>
    </style:style>
    <style:style style:name="T11" style:family="text">
      <style:text-properties officeooo:rsid="0019a603"/>
    </style:style>
    <style:style style:name="T12" style:family="text">
      <style:text-properties officeooo:rsid="001dd2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ology predictio<text:span text:style-name="T1">n</text:span> SARS-CoV-2 membrane proteins.</text:p>
      <text:p text:style-name="P1"/>
      <text:p text:style-name="P1"/>
      <text:p text:style-name="P1"/>
      <text:p text:style-name="P2">Introduction</text:p>
      <text:p text:style-name="P2">----------------</text:p>
      <text:p text:style-name="P27"><text:span text:style-name="T2">There is an topology prediction made by </text:span><text:span text:style-name="T5">pureseqtmr and tmhmm</text:span><text:span text:style-name="T2">. It shows </text:span><text:span text:style-name="T3">two</text:span><text:span text:style-name="T2"> graph</text:span><text:span text:style-name="T3">s</text:span><text:span text:style-name="T2"> indicating where each </text:span></text:p>
      <text:p text:style-name="P26"><text:span text:style-name="T2">SARS-CoV-2 protein is located in the membrane. </text:span><text:span text:style-name="T4">The methods used are quite advanced due to the knowledge of maschinelearning they have developed with but I thought it still might not be reliable enough</text:span></text:p>
      <text:p text:style-name="P19"/>
      <text:p text:style-name="P19"/>
      <text:p text:style-name="P19"/>
      <text:p text:style-name="P24">Hypothesis</text:p>
      <text:p text:style-name="P3">----------------</text:p>
      <text:p text:style-name="P22">I think that the graphs are reliable enough because they are quite similar.</text:p>
      <text:p text:style-name="P20"/>
      <text:p text:style-name="P20"/>
      <text:p text:style-name="P20"/>
      <text:p text:style-name="P25">Methods</text:p>
      <text:p text:style-name="P3">----------------</text:p>
      <text:p text:style-name="P21">For the research, I used two different documentations in R, pureseqtmr and tmhmm <text:span text:style-name="T11">so it can be compared with more ease because it can measure letter by letter. Besides that I looked at already existing pictures that show the proteins and look if they matched.</text:span></text:p>
      <text:p text:style-name="P12"/>
      <text:p text:style-name="P12"/>
      <text:p text:style-name="P12"/>
      <text:p text:style-name="P4">Results</text:p>
      <text:p text:style-name="P5">----------------</text:p>
      <text:p text:style-name="P14">The results differentiate quite a bit. Some proteins show an <text:span text:style-name="T7">(almost) </text:span>exact match across <text:span text:style-name="T10">both</text:span> tests.</text:p>
      <text:p text:style-name="P14">However, there are some where that is differently. </text:p>
      <text:p text:style-name="P14"/>
      <text:p text:style-name="P15">For example, <text:s/>the <text:span text:style-name="T7">Y14 protein </text:span><text:span text:style-name="T8">in</text:span><text:span text:style-name="T7"> the first graph shows </text:span><text:span text:style-name="T8">that nothing sticks out. This result matches with the <text:s/></text:span><text:span text:style-name="T6">pureseqtmr </text:span><text:span text:style-name="T8">test but interferes with the other two which show there is a part located at the outside of the membrane.</text:span></text:p>
      <text:p text:style-name="P15"/>
      <text:p text:style-name="P18">Other proteins like VME1 didn’t have the matching location.</text:p>
      <text:p text:style-name="P15"/>
      <text:p text:style-name="P15"/>
      <text:p text:style-name="P15"/>
      <text:p text:style-name="P9">Conclusion</text:p>
      <text:p text:style-name="P6">----------------</text:p>
      <text:p text:style-name="P16">The graphs show some good baselines but the accuracy can be off a little to a lot <text:span text:style-name="T11">which makes it hard to even make a baseline on.</text:span></text:p>
      <text:p text:style-name="P16"/>
      <text:p text:style-name="P16"/>
      <text:p text:style-name="P16"/>
      <text:p text:style-name="P10">Discussion</text:p>
      <text:p text:style-name="P7">----------------</text:p>
      <text:p text:style-name="P23">I didn’t use much information outside of the methods mentioned before.</text:p>
      <text:p text:style-name="P17"/>
      <text:p text:style-name="P17"/>
      <text:p text:style-name="P17"/>
      <text:p text:style-name="P10"><text:soft-page-break/></text:p>
      <text:p text:style-name="P10">Acknowledgements</text:p>
      <text:p text:style-name="P7">--------------------------------</text:p>
      <text:p text:style-name="P17">Thanks to the people from RUG, especially R.J.C. Bilderbeek.</text:p>
      <text:p text:style-name="P17"/>
      <text:p text:style-name="P17"/>
      <text:p text:style-name="P17"/>
      <text:p text:style-name="P11">Refrences</text:p>
      <text:p text:style-name="P8">----------------</text:p>
      <text:p text:style-name="P13">https://www.ncbi.nlm.nih.gov/pmc/articles/PMC3347032/</text:p>
      <text:p text:style-name="P13"><text:a xlink:type="simple" xlink:href="https://www.sinobiological.com/research/virus/hcov-spike-protein-overview" text:style-name="Internet_20_link" text:visited-style-name="Visited_20_Internet_20_Link">https://www.sinobiological.com/research/virus/hcov-spike-protein-overvie</text:a><text:span text:style-name="T9">w</text:span></text:p>
      <text:p text:style-name="P13">https://www.pnas.org/content/117/21/1172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3T08:40:26.323000000</meta:creation-date>
    <dc:date>2020-12-04T13:32:19.702000000</dc:date>
    <meta:editing-duration>PT1H11M38S</meta:editing-duration>
    <meta:editing-cycles>10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31" meta:word-count="252" meta:character-count="1773" meta:non-whitespace-character-count="1548"/>
  </office:meta>
</office:document-meta>
</file>